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tisse ITC" svg:font-family="'Matisse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Matisse ITC" fo:font-size="16pt" fo:font-weight="bold" style:font-size-asian="16pt" style:font-weight-asian="bold"/>
    </style:style>
    <style:style style:name="P2" style:family="paragraph" style:parent-style-name="Header">
      <style:text-properties style:font-name="Matisse ITC" fo:font-size="32pt" style:font-size-asian="32pt"/>
    </style:style>
    <style:style style:name="P3" style:family="paragraph" style:parent-style-name="Standard">
      <style:paragraph-properties fo:margin-left="-0.5in" fo:margin-right="-0.7319in" fo:text-indent="0in" style:auto-text-indent="false"/>
      <style:text-properties fo:font-size="16pt" style:font-size-asian="16pt"/>
    </style:style>
    <style:style style:name="P4" style:family="paragraph" style:parent-style-name="Standard">
      <style:paragraph-properties fo:margin-left="-0.5in" fo:margin-right="-0.7319in" fo:text-indent="0in" style:auto-text-indent="false" fo:break-before="page"/>
      <style:text-properties fo:font-size="16pt" style:font-size-asian="16pt"/>
    </style:style>
    <style:style style:name="P5" style:family="paragraph" style:parent-style-name="Standard" style:master-page-name="Standard">
      <style:paragraph-properties fo:margin-left="-0.5in" fo:margin-right="-0.7319in" fo:text-indent="0in" style:auto-text-indent="false" style:page-number="auto"/>
      <style:text-properties fo:font-size="16pt" style:font-size-asian="16pt"/>
    </style:style>
    <style:style style:name="P6" style:family="paragraph" style:parent-style-name="Text_20_body">
      <style:paragraph-properties fo:margin-left="-0.5in" fo:margin-right="-0.7319in" fo:text-indent="0in" style:auto-text-inden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Aorta</text:p>
      <text:p text:style-name="P3">jongeman, slagerszoon</text:p>
      <text:p text:style-name="P3">Attributen: (Bloed)worst, gedicht met als titel: 'Poppen praten niet, ik ook niet, ik neuk'.</text:p>
      <text:p text:style-name="P3"/>
      <text:p text:style-name="P3">Je denkt altijd aan de dood, sex en bier.</text:p>
      <text:p text:style-name="P3"/>
      <text:p text:style-name="P3">Jij staat bekend om je prijzenwinnende bloedworsten. Al 666 generaties lang, wint jouw familie al prijzen met die bloedworsten. Het grote familiegeheim is het volgende: het gebruik van mensenbloed. Je hebt ook een mooie (bloed)worst mee genomen, waarmee je een vrouw gaat versieren vanavond. </text:p>
      <text:p text:style-name="P3">* Corpus, de necrofiele jongedame: je gaat elk weekend met Corpus naar het kerkhof. Dan graven jullie samen de verse lijken op en dan tap jij het bloed af, terwijl zij sex heeft met het lijk. Jullie werken zo samen, omdat jij lijken vies vindt om aan te raken en er toch bepaalde krachten nodig zijn om al het bloed uit een halfgestold lijk te 'duwen'. </text:p>
      <text:p text:style-name="P3">* Embryon, de slachtster: zij werkt in het slachthuis waar jij soms vlees van koopt. Je bent bang voor haar, omdat je hoorde dat ze haar werk met veel plezier zou doen. JASSES! Beesten doodmaken en dat nog leuk vinden ook! Je bent bang dat ze hierdoor zo verdorven is geraakt, dat ze misschien een moordenares zou kunnen worden. Zou zij Anita hebben vermoord?</text:p>
      <text:p text:style-name="P3">* Mortus, een jongedame: Mortus is een onwijs lekker wijf. Ze heeft altijd een soort pop bij, waar ze soms mee praat. Je wilt haar versieren. Daarom heb je een gedicht voor haar geschreven met als titel: 'Poppen praten niet, ik ook niet, ik neuk'</text:p>
      <text:p text:style-name="P4">2. Corpus </text:p>
      <text:p text:style-name="P3">jongedame, necrofiele, dochter van Bleeke</text:p>
      <text:p text:style-name="P3">Attributen: schijndoodpillen</text:p>
      <text:p text:style-name="P3"/>
      <text:p text:style-name="P3">Je denkt altijd aan de dood, sex en bier.</text:p>
      <text:p text:style-name="P3"/>
      <text:p text:style-name="P3">Vannacht was er een man in je kamer en die is met je naar bed geweest. Je spartelde tegen, want je vindt het ranzig om met levenden naar bed te gaan. Je bent niet bang om kinderen te krijgen van hem, omdat je gelooft dat de madenkolonie in je geslachtsdeel alle spermacellen opvreet. Ook weet je dat diezelfde maden dwars door een condoom heen zouden eten en vervolgens via zijn urinebuis zijn ballen opeten binnen twee dagen. </text:p>
      <text:p text:style-name="P3">* Aorta, de slagerszoon: elk weekend ga je met hem naar het kerkhof van je vader Bleeke en graven jullie samen de verse lijken van deze week op. Hij tapt het bloed af van de lijken, terwijl jij sex met de lijken hebt.</text:p>
      <text:p text:style-name="P3">* Bleeke, de begravenisondernemer: hij is je vader. Je hebt hem niet vertelt wat je met zijn lijken doet en wat er vannacht in je kamer is gebeurt</text:p>
      <text:p text:style-name="P3">* Mortus, een jongedame: je denkt dat Mortus verliefd op je is. Maar je vindt haar maar een ranzig wijf: zelfs al zou ze dood zijn, zou je nog geen sex met haar willen hebben.</text:p>
      <text:p text:style-name="P3">* Faustus, de dealer: je hoorde eens geruchten over schijndoodpillen. Dit zijn pillen waarbij de gebruiker 5 minuten schijndood wordt: geen kloppend hart, geen ademhaling, maar ook zonder kater. Het schijnt een hele ervaring te zijn. Wat je je afvoeg was: zou het net zo fijn zijn om met een schijndode sex te hebben als met een echte dode? Dus je ging erachteraan en vond uit dat Faustus een dealer was. Jij deed je voor als net meisje en je vroeg hem naar de schijndoodpillen. Hij begon over een weddenschap: als jij sex zou hebben met zijn overleden opa, dan kreeg je 100 schijndoodpillen. Na gespeeld te hebben dat je dat ranzig vond, heb je de weddenschap gewonnen en nu in het bezit van 100 pillen.</text:p>
      <text:p text:style-name="P3">* Compostus, je overleden moeder: vorige week is je moeder Compostus overleden bij een bloedtransfusie. </text:p>
      <text:p text:style-name="P4">3. Faustus</text:p>
      <text:p text:style-name="P3">jongeman, dealer</text:p>
      <text:p text:style-name="P3">attributen: schijndoodpilletjes</text:p>
      <text:p text:style-name="P3"/>
      <text:p text:style-name="P3">Je denkt altijd aan de dood, sex en bier.</text:p>
      <text:p text:style-name="P3"/>
      <text:p text:style-name="P3">Jij bent dealer van allerhande soorten pillen. Het nieuwste pilletje op de markt, wat echt een hype is geworden is de schijndoodpil, waarmee de gebruiker 5 minuten schijndood is: zelfs het hart klopt niet meer, een hele ervaring, zonder kater. </text:p>
      <text:p text:style-name="P3">* Kees en Anita, twee gabbers: Kees en Anita komen altijd speed bij je kopen. Je weet dat zij dan speed snuiven en dan sex hebben. Vanochtend heb je een grap met ze uitgehaald: je hebt ze geen speed maar schijndoodpillenpoeder gegeven! HAHA! Je wacht in spanning af op de verhalen.</text:p>
      <text:p text:style-name="P3">* Corpus, een nette jongedame: je hebt als tic dat je gekke weddenschappen af sluit. Je bent een vrolijk winnaar en een sportief verliezer. Pas heb je voor het eerst Corpus ontmoet en toen ze vroeg of je ook schijndoodpillen verkocht heb je gewed voor 100 schijndoodpillen dat zij -als net meisje- geen sex zou durven hebben met je overleden opa Cranium. Eerst was ze een beetje geschokt, maar later heeft ze dit tot je grote verbazing gedaan en je hebt haar dan ook haar beloning gegeven.</text:p>
      <text:p text:style-name="P3">* Melody, de bassiste van de band 'Souls of Filth': Nadat Kees en Anita bij je langs waren gekomen, kwam Melody even langs. Je vertelde haar de grap die je met hen hebt uitgehaald. </text:p>
      <text:p text:style-name="P4">4. Kees</text:p>
      <text:p text:style-name="P3">man</text:p>
      <text:p text:style-name="P3">gabber </text:p>
      <text:p text:style-name="P3">vriend van Anita</text:p>
      <text:p text:style-name="P3"/>
      <text:p text:style-name="P3">Je denkt altijd aan de dood, sex en bier.</text:p>
      <text:p text:style-name="P3"/>
      <text:p text:style-name="P3">Je bent gabber, omdat je altijd zo lang door gaat op houseparties met behulp van pillen, dat je dan bijna-dood ervaringen krijgt. Vet heftig!</text:p>
      <text:p text:style-name="P3">* Anita, je vriendin: je vriendin is dood! Jullie vonden het altijd romantisch om sex te hebben en dan speed te snuiven vlak voordat jullie klaar komen. Toen jij klaarkwam -je voelde nog niks van de speed-, was ze echter op slag dood. Je bent toen gillend en naakt weggerend en in de hal was je plotsklaps bewusteloos op de grond gevallen. Toen je wakker werd stonden er allemaal mensen om je heen en heb je beschaamd je kleren weer gezocht in de keuken, die naast het bloedeloze lijk van Anita lagen.</text:p>
      <text:p text:style-name="P3">* Joy, de chirurge: wijlen Anita had een tijd geleden last van haar verstandskies en heeft die door haar laten trekken. Eerst dachten jullie dat het de verdoving nog was, maar sinds de operatie liep ze met haar hoofd zijwaards hangend naar haar rechterschouder. Je verdenkt haar ervan dat ze de operatie heeft verprutst.</text:p>
      <text:p text:style-name="P3">* Jaws, een jongeman: Jaws is een gabber van je. Hij heet Jaws, omdat hij een onwijs strakke kop trekt als jullie XTC op hebben op vette houseparties. Je vertelt hem alles en je gaat nu ook vertellen wat er gebeurt was in de keuken met Anita.</text:p>
      <text:p text:style-name="P4">5. Mortus</text:p>
      <text:p text:style-name="P3">jongedame die wil geofferd worden</text:p>
      <text:p text:style-name="P3">Attribuut: een zo lelijk en doods uitziende pop, gedicht met als titel: 'Manson, man of sin'</text:p>
      <text:p text:style-name="P3"/>
      <text:p text:style-name="P3">Je denkt altijd aan de dood, sex en bier.</text:p>
      <text:p text:style-name="P3"/>
      <text:p text:style-name="P3">Jij hebt jouw vader en moeder eens alletwee langs de kant van de weg naar je supermarkt gevonden. Ze waren dood en al hun inwendige organen waren gestolen. Hiervoor toen helemaal in een shock geraakt, heb je de resten meegenomen naar je huis en verbrand. Hun as heb je in een pop gestopt. Deze pop, kan mentaal met je praten en geeft je raad, zoals je ouders dit ook altijd deden. Deze pop heb je altijd bij je. Ook kan deze pop de toekomst voorspellen, die er heel duister uitziet</text:p>
      <text:p text:style-name="P3"/>
      <text:p text:style-name="P3">* Corpus, een jongedame: je bent heel erg verliefd op Corpus. Maar je wil geen gewone relatie met haar: je wilt geofferd worden en dat dan na je dood zij sex met je lijk heeft! Dat is ware liefde volgens jou. Je kunt haar niet vragen of zij dat goed vindt, omdat als je met haar praat, je niks meer kunt zeggen van verliefdheid. Je weet nog niet wie je gaat vragen om je fantasie aan Corpus voor te leggen.</text:p>
      <text:p text:style-name="P3">* Embryon, de slachtster: Embryon werkt in het slachthuis. Je pop heeft je 'vertelt' dat ze de organen soms uit de dieren die ze slacht haalt. Zou zij je ouders vermoord hebben? Hoe dan ook, je haat haar en je gaat het haar ook zeker zeggen en het leven zuur maken.</text:p>
      <text:p text:style-name="P3">* Manson, een jongeman: naast je gevoelens voor Corpus, vindt je Manson een onwijs lekker ding en je wilt hem vanavond versieren. Daarom heb je voor hem een gedicht geschreven met als titel: 'Manson, man of sin'</text:p>
      <text:p text:style-name="P4">6. Manson</text:p>
      <text:p text:style-name="P3">jongeman, satanist</text:p>
      <text:p text:style-name="P3">Attribuut: gedichtje met als titel: 'Samen leven, samen sterven'</text:p>
      <text:p text:style-name="P3"/>
      <text:p text:style-name="P3">Je denkt altijd aan de dood, sex en bier.</text:p>
      <text:p text:style-name="P3"/>
      <text:p text:style-name="P3">Jij bent satanist, omdat jij gelooft dat alles wat echt genot schenkt, door God verboden wordt en dat Satan gewoon weet wat de mensheid nodig heeft. Je hoopt ook in de Hel te komen en je doet ook je best om dit te bereiken, door allerlei 'slechte' dingen uit te halen. Je gelooft dat in de Hel lekkere wijven rondlopen, die veel sex met je gaan hebben en dat er bier wordt geschonken, kortom: in de Hel is het veel toffer dan in de suffe Hemel.</text:p>
      <text:p text:style-name="P3"/>
      <text:p text:style-name="P3">* Crowley, ook een satanist: je doet met hem altijd de satanistengroet. Jullie willen samen een satanskruis bouwen en jullie vonden dat deze gebouwd moest worden van gebruikte doodskisten. Ook willen jullie vanavond proberen Satan op te roepen. Hiervoor heb je allerlei attributen meegenomen.</text:p>
      <text:p text:style-name="P3">* Bleeke, de begravenisondernemer: Jij hebt hem een brief geschreven, waarin je hem vraagt of je van hem Gebruikte-Doodskisten-Hout (GDH) kunt krijgen. Je wilt voor Crowley's Sterftefeest (volgende week) hem verassen met dit hout. </text:p>
      <text:p text:style-name="P3">* Natasja, een jongedame: jij vindt haar een onwijs lekker wijf en je wilt haar versieren. Daarom heb je een gedicht voor haar geschreven met als titel: 'Samen leven, samen sterven'.</text:p>
      <text:p text:style-name="P4">7. Crowley</text:p>
      <text:p text:style-name="P3">jongeman, satanist</text:p>
      <text:p text:style-name="P3"/>
      <text:p text:style-name="P3">Je denkt altijd aan de dood, sex en bier.</text:p>
      <text:p text:style-name="P3"/>
      <text:p text:style-name="P3">Jij gelooft in Satan, omdat je gelooft dat je niet in de Hemel zult komen, omdat je van nature slecht bent, dus dat God vereren een beetje zinloos voor je is. Je gelooft dat je in de Hel tot het eind der tijden gemarteld zult worden en dat verdien jij ook: jij bent namelijk niks meer dan stront. Iedereen is eigenlijk stront volgens jou. </text:p>
      <text:p text:style-name="P3"/>
      <text:p text:style-name="P3">Volgende week vier jij je Stertefeest. </text:p>
      <text:p text:style-name="P3">* Manson, ook een satanist: je doet met hem altijd de satanistengroet.</text:p>
      <text:p text:style-name="P3">Jullie willen samen een satanskruis bouwen en jullie vonden dat deze gebouwd moest worden van gebruikte doodskisten. Ook willen jullie vanavond proberen Satan op te roepen. Hiervoor heb je allerlei attributen meegenomen.</text:p>
      <text:p text:style-name="P3">* Bleeke, de begravenisondernemer: jij hebt gehoord dat Bleeke sex heeft met zijn lijken en wilt hierdoor niet in zijn buurt zijn, omdat je bang bent madeninfecties te krijgen. Jij wilt ook niet zijn Gebruikte-Doodskisten-Hout (GDH) hebben.</text:p>
      <text:p text:style-name="P3">* Corpus, de dochter van Bleeke, de begravenisondernemer: Je bent verliefd op haar en je hebt uit liefde gisterenavond bij haar ingebroken en bent met haar naar bed geweest. Ze spartelde wel tegen, maar ze heeft je niet herkent, omdat het donker was in de kamer. Je hebt geen condoom gebruikt, omdat je vind dat je duivelse zaad veel nageslacht moet verwekken.</text:p>
      <text:p text:style-name="P4">8. Natasja</text:p>
      <text:p text:style-name="P3">jongedame, werkzoekende satanistische priesteres</text:p>
      <text:p text:style-name="P3">Attributen: ritueel offermes</text:p>
      <text:p text:style-name="P3"/>
      <text:p text:style-name="P3">Je denkt altijd aan de dood, sex en bier.</text:p>
      <text:p text:style-name="P3"/>
      <text:p text:style-name="P3">Vorige week woonde je nog in een naburige stad en daar werkte je als satanistische priesteres. Maar omdat je rituelen te extreem gevonden werden, ben je ontslagen en probeer je nu hier werk te vinden. Je hebt altijd een ritueel offermes bij.</text:p>
      <text:p text:style-name="P3"/>
      <text:p text:style-name="P3">* Mary, een jongedame die bij de bloedbank werkt: Bij haar koop je mensenorganen. Je wil alleen maar mensenorganen voor je rituelen en zij levert goede kwaliteit.</text:p>
      <text:p text:style-name="P3">* Kurt, de zanger: 'Souls of Filth' is je favoriete band. En Kurt is de zeer aantrekkelijke zanger van deze groep. Je hebt hem vertelt dat je een satanistische priesteres bent, maar je hebt hem nog niet kunnen versieren.</text:p>
      <text:p text:style-name="P3">* Christ, de drumster: je hoorde via Kurt, dat Christ denkt dat ze een heks is en dat ze naar je toe zal komen deze avond om haar 'magische krachten' te ontwikkelen. HA! In jouw optiek is ze daar helemaal niet geschikt voor, omdat ze een Heilige Naam van het Goede heeft. Maar dat heb je niet aan Kurt vertelt en dat ga je haar ook niet vertellen, want je gaat hier veel lol om maken: je hebt al een paar 'rituelen' en/of 'spreuken' verzonnen voor haar.</text:p>
      <text:p text:style-name="P4">9. Joy</text:p>
      <text:p text:style-name="P3">jongedame, chirurge</text:p>
      <text:p text:style-name="P3"/>
      <text:p text:style-name="P3">Je denkt altijd aan de dood, sex en bier.</text:p>
      <text:p text:style-name="P3"/>
      <text:p text:style-name="P3">Jij bent chirurge in het ziekenhuis en dat verdient zeer goed, omdat je een zeer levendige orgaanhandel hebt opgezet. Als je iemand onder narcose hebt gebracht, steel je regelmatig een orgaantje. </text:p>
      <text:p text:style-name="P3">* Anita, de wijlen vriendin van Kees &amp; Melody, de bassiste: Zo heb je van Anita eens, toen ze haar verstandskies moest laten trekken, haar linkerhersenhelft gestolen. Zij had trouwens de zeer zeldzame bloedgroep 'O kwadraat', die Melody, de bassiste van 'Souls of Filth' ook heeft. Melody had eens blindedarmontsteking en toen heb je haar hele darmstelsel weggehaald en verkocht en vervangen door een PVC-buizenstelsel. </text:p>
      <text:p text:style-name="P3">* Mary, een jongedame: Mary werkt in de bloedbank en zij koopt altijd je gestolen organen op. Maar ze wil steeds minder betalen en daar ben je woedend over (maar je laat het niet merken).</text:p>
      <text:p text:style-name="P3">* Embryon, slachtster: zij is een vriendin van je en ze werkt in het slachthuis. Je hebt gevraagd of zij vanavond organen voor je mee kon nemen, om die dan voor meer-geld-dan-het-waard-is te verkopen aan Mary. HAHA!</text:p>
      <text:p text:style-name="P3"/>
      <text:p text:style-name="P4">10. Melody</text:p>
      <text:p text:style-name="P3">jongedame, bassiste van de band 'Souls of Filth', hypochonder en DE MOORDENAAR!</text:p>
      <text:p text:style-name="P3"/>
      <text:p text:style-name="P3">Je denkt altijd aan de dood, sex en bier.</text:p>
      <text:p text:style-name="P3"/>
      <text:p text:style-name="P3">Jij bent hypochonder (ziektesimulator) en jij hebt een zeldame bloedgroep (bloedgroep 'O kwadraat') en je bent bang dat je onder een auto komt, hierdoor veel bloed verliest en dat je dan sterft omdat de bloedbank waarschijnlijk geen bloed voor je heeft. De enige waarvan jij wist dat zij ook dezelfde bloedgroep als jij had, was Anita. Je schaduwt haar in al je vrije tijd en zag haar samen met haar vriend Kees vandaag bij Faustus, de dealer, naar binnen gaan. Toen ze naar buiten kwamen, ben je even bij Faustus gaan zitten. Hij vertelde je dat hij een grap had uitgehaald: hij vertelde dat Anita en Kees het romantisch vinden om sex met elkaar te hebben en als ze bijna klaar komen om dan speed te snuiven. En Faustus had dit keer echter geen speed gegeven, maar verpoederde schijndoodpillen. Dit zijn pillen waarvan de gebruiker 5 minuten geen hartslag heeft, geen adem haalt, maar daarna zonder kater wakker wordt. Je begreep dat je deze avond je kans moest grijpen. Je hebt Anita en Kees gevolgt en toen ze in de keuken sex hadden (hoorde je aan de deur), hoorde je een gil en zag Kees naakt en in paniek naar buiten rennen. Perfect! Je ging snel de keuken in en tapte al Anita haar bloed af binnen 3 minuten en bent toen snel weggesneakt. </text:p>
      <text:p text:style-name="P3">* Jullie (jij, Kurt en Christ) band 'Souls of Filth' treed vanavond om de begintijd van de Levend Cluedo op met jullie zelf-meegebrachte instrumenten. Iedereen is fan van jullie. Jullie laten maar één nummer horen, het nummer waarin jullie je voorstellen, 'Start to Die'. Iedereen zingt in dit nummer een couplet waarin hij/zij zich voorstelt. Jouw tekst is: 'Melody is my name // Fucking death is my fame // I feel sick, but not a fool // A sense of illness is so cool // Living is dying // Being healthy is lying // Fuck you all!' en je zingt dit nadat Kurt, de zanger, zich voorgesteld heeft en vóórdat Melody, de drumster, zich voorstelt.</text:p>
      <text:p text:style-name="P3">* Kurt, de zanger: Een lekker ding</text:p>
      <text:p text:style-name="P3">* Christ, de drumster: Een mooie en aantrekkelijke vrouw</text:p>
      <text:p text:style-name="P3"><text:soft-page-break/>* Joy, de chirurge: jij had eens last van blindedarmontsteking en toen heeft Joy je blindedarm verwijdert. Sindsdien eet je meer, maar val je desondanks nog steeds kilo's af. </text:p>
      <text:p text:style-name="P4">11. Kurt</text:p>
      <text:p text:style-name="P3">jongeman, zanger</text:p>
      <text:p text:style-name="P3"/>
      <text:p text:style-name="P3">Je denkt altijd aan de dood, sex en bier.</text:p>
      <text:p text:style-name="P3"/>
      <text:p text:style-name="P3">* Jullie (jij, Melody, Christ) band 'Souls of Filth' treed vanavond om de begintijd van de Levend Cluedo op met jullie zelf-meegebrachte instrumenten. Iedereen is fan van jullie. Jullie laten maar één nummer horen, het nummer waarin jullie je voorstellen, 'Start to Die'. Iedereen zingt in dit nummer een couplet waarin hij/zij zich voorstelt. Jouw tekst is: 'I am Kurt // but not Cobain // We love death // and living is pain // we see the truth // we are not insane // Fuck you all!' en je zingt dit als eerste, hierop volgen Melody, de bassiste, en als laatste Christ, de drumster.</text:p>
      <text:p text:style-name="P3">* Melody, de bassiste: Een lekker ding, alleen heeft ze vaker ziektes dan de gemiddelde mens.</text:p>
      <text:p text:style-name="P3">* Christ, de drumster: Een lekker ding. Ze heeft je vertelt dat zij denkt dat ze een heks is en haar magische krachten moet leren ontwikkelen.</text:p>
      <text:p text:style-name="P3">* Natasja, een satanistische priesteres: ze is een vriendin van je, maar je weet nog niet veel van haar. Je hebt haar vertelt, dat Christ denkt dat ze een heks is en haar magische krachten moet gaan ontwikkelen en dat zij Christ misschien kan helpen. Natasja zei dat ze wel zou zien.</text:p>
      <text:p text:style-name="P4">12. Christ</text:p>
      <text:p text:style-name="P3">jongedame, drumster</text:p>
      <text:p text:style-name="P3"/>
      <text:p text:style-name="P3">Je denkt altijd aan de dood, sex en bier.</text:p>
      <text:p text:style-name="P3"/>
      <text:p text:style-name="P3">* Jullie (jij, Melody, Kurt) band 'Souls of Filth' treed vanavond om de begintijd van de Levend Cluedo op met jullie zelf-meegebrachte instrumenten. Iedereen is fan van jullie. Jullie laten maar één nummer horen, het nummer waarin jullie je voorstellen, 'Start to Die'. Iedereen zingt in dit nummer een couplet waarin hij/zij zich voorstelt. Jouw tekst is: 'I am Christ // but not the daugter of God // Because I fuck more often // And I love going to Hell a lot // Fuck you all!'. Jij zingt dit nadat eerst Kurt, de zanger, en daarna Melody, de bassiste, zich hebben voorgesteld.</text:p>
      <text:p text:style-name="P3">* Kurt, de zanger: Een lekker ding.</text:p>
      <text:p text:style-name="P3">* Melody, de bassiste: Een mooie aantrekkelijke vrouw</text:p>
      <text:p text:style-name="P3">* Natasja, een satanistische priesteres: Jij gelooft dat je magische krachten hebt, dat je een heks bent. Toen je dit vertelde aan Kurt, hoorde je dat Natasja een satanistische priesteres is in een nabijgelegen stad en je hoopt dat ze je kan helpen bij het ontwikkelen van je magische krachten om dood en verderf mee te zaaien.</text:p>
      <text:p text:style-name="P4">13. Embryon</text:p>
      <text:p text:style-name="P3">jongedame, slachtster</text:p>
      <text:p text:style-name="P3">Attributen: organen/vlees, gedicht: 'Ode aan het dode vlees'</text:p>
      <text:p text:style-name="P3"/>
      <text:p text:style-name="P3">Je denkt altijd aan de dood, sex en bier.</text:p>
      <text:p text:style-name="P3"/>
      <text:p text:style-name="P3">Jij werkt als slachtster in het slachthuis. Jij doet je werk goed en met plezier, want jij vind het fijn om dingen te zien sterven. En je verzamelt organen/vlees. </text:p>
      <text:p text:style-name="P3"/>
      <text:p text:style-name="P3">* Joy, de chirurge: Joy is een vriendin van je. Ze had je gevraagd of je wat verse organen mee zou kunnen nemen voor haar vanavond. Je weet nog niet waavoor ze die nodig heeft, maar je hebt gedaan wat ze vroeg: je hebt dus organen mee genomen. Maar je hebt ook nog wat minder verse organen meegenomen, omdat die altijd van pas blijken te komen op concerten van 'Souls of Filth', je favoriete band.</text:p>
      <text:p text:style-name="P3">* Aorta, de slagerszoon: hij is een van de klanten van het slachthuis waar je voor werkt. Je bent verliefd op hem geworden, omdat je gelooft dat je met hem je liefde voor dood vlees kan delen. Je hebt voor hem een gedicht geschreven: 'Ode aan het dode vlees', waarmee je hem wilt versieren.</text:p>
      <text:p text:style-name="P4">14. Jaws</text:p>
      <text:p text:style-name="P3">jongeman die vampier wil worden</text:p>
      <text:p text:style-name="P3">Attributen: Draculatanden</text:p>
      <text:p text:style-name="P3"/>
      <text:p text:style-name="P3">Je denkt altijd aan de dood, sex en bier.</text:p>
      <text:p text:style-name="P3"/>
      <text:p text:style-name="P3">Jij werd altijd Jaws genoemd, omdat jij toen als gabber met XTC op altijd onwijs strakke bekken trok. Maar jij werd vanochtend wakker met een besef: Jij wilt vampier worden! Je weet nog niet hoe, maar je hebt maar alvast Draculatanden gekochten om alvast aan lange hoektanden te wennen. Ook heb je passende vampierkleren gezocht en ook ga je proberen om vanavond bloed te drinken. Je gelooft ook dat vampieren altijd alle lekkere wijven krijgen.</text:p>
      <text:p text:style-name="P3"/>
      <text:p text:style-name="P3">* Kees, de gabber: Kees is een goede vriend van je, jullie gingen altijd samen hakken op vette houseparties. Je weet dat Kees en wijlen Anita het romantisch vonden om sex met elkaar te hebben en dan vlak voor ze klaarkomen speed snuiven. Jij denkt dat Anita aan de speed is gestorven, net zoals Kees bijna gestorven is aan die troep! Je gaat erachter proberen te komen wie hun dealer is.</text:p>
      <text:p text:style-name="P3">* Joy, de chirurge: voordat je zéker wist dat je vampier wilde worden, heb je eens in het ziekenhuis een verborgen camera geplaats in de operatiekamer om alvast te wennen aan bloed. Toen heb je Joy Melody zien opereren: ze haalde het hele darmstelsel van Melody weg en heeft het vervangen door een PVC-buizenstelsel. </text:p>
      <text:p text:style-name="P3">* Embryon, de slachtster: je vindt haar een onwijs lekker ding en je wilt haar versieren deze avond. Je hebt een gedicht voor haar geschreven met als titel: 'Liefde door merg en been'</text:p>
      <text:p text:style-name="P4">15. Mary</text:p>
      <text:p text:style-name="P3">jongedame die werkt bij de bloedbank</text:p>
      <text:p text:style-name="P3">Attributen: (echt drinkbaar!) bloed</text:p>
      <text:p text:style-name="P3"/>
      <text:p text:style-name="P3">Je denkt altijd aan de dood, sex en bier.</text:p>
      <text:p text:style-name="P3"/>
      <text:p text:style-name="P3">Jij hebt vandaag bij de bloedbank -zoals je wel vaker doet- bloed gestolen. Bloed komt altijd van pas bij optredens van 'Souls of Filth'. </text:p>
      <text:p text:style-name="P3"/>
      <text:p text:style-name="P3">* Joy, de chirurge: op de één of andere manier kan zij aan mensenorganen komen en dan verkoopt ze die aan jou.</text:p>
      <text:p text:style-name="P3">* Natasja, de satanistische priesteres: Zij is priesteres in een andere stad en zij koopt altijd jouw ingekochte mensenorganen. Ze wil alleen maar mensenorganen. </text:p>
      <text:p text:style-name="P3">* Bleeke, de begravenisondernemer: jij bent al sinds je hem kent verliefd op hem. Maar, hij is nog maar een week weduwe. Zijn vrouw, Compostus, heb jij vorige week laten overlijden bij een bloedtransfusie: je hebt 'per ongeluk' te veel bloed afgetapt. Nu ze dood is, hoop je Bleeke's hart voor je te winnen. Je hebt hem nog niet gesproken na het 'ongelukje'. </text:p>
      <text:p text:style-name="P4">16. Bleeke</text:p>
      <text:p text:style-name="P3">man, begravenisondernemer, vader van Susan, weduwe (ex-vrouw Compostus)</text:p>
      <text:p text:style-name="P3"/>
      <text:p text:style-name="P3">Je denkt altijd aan de dood, sex en bier.</text:p>
      <text:p text:style-name="P3"/>
      <text:p text:style-name="P3">* Manson, een jongeman: Hij heeft je een brief geschreven of jij Gebruikte-Doodskisten-Hout (GDH) aan hem kunt leveren. </text:p>
      <text:p text:style-name="P3">* Crowley, een jongeman: Jij als begravenisondernemer hebt een soort gave: jij kunt alles wat levend is onderscheiden van wat dood is. Hierdoor kun je als het ware infrarood-kijken: je kunt dus zien in het donker. Je hoorde vannacht iemand bij Corpus' kamer inbreken en bent heel stilletjes gaan kijken. Door het sleutelgat kon je zien dat hij sex had met je dochter. Of je dochter wakker werd weet je niet, alleen dat ze beiden niet praatten. Je stond totaal verbaasd, dus pas toen hij weer door het raam vertrok, kwam je op het idee om de politie te gaan bellen, maar het was al te laat. Als je hem ziet op deze Levend Cluedo herken je hem, maar weet je als het ware nog niet hoe hij heet.</text:p>
      <text:p text:style-name="P3">* Corpus, je dochter en Aorta, de slagerszoon: Met diezelfde gave van je om in het donker te kijken, heb je ontdekt dat je dochter 's avonds laat in het weekend, samen met Aorta, de slagerszoon, verse lijken opgraaft en daar dan sex mee heeft. Aorta tapt bloed af van de lijken, je hebt geen idee waarvoor. In ieder geval, jij zwijgt wijselijk als vader erover. Maar je hebt je in necrofilie verdiept en je weet dat je dochter Corpus waarschijnlijk een madenkolonie in haar geslachtsdeel heeft zitten en dat de inbreker daar nu last van gaat krijgen: deze lijkmaden (Madus Necros) kunnen, ook dwars door condooms heen, de penis -via de urinebuis- in kruipen van de man en zullen binnen twee dagen zijn ballen opeten. Dus ergens weet je dat het wel goed komt met de bestraffing van de inbreker.</text:p>
      <text:p text:style-name="P6">* Mary, werkt bij de bloedbank: Jouw vroegere vrouw, Compostus, is vorige week overleden aan een ongeluk bij een bloedtransfusie. Je bent er achter gekomen dat dit is gebeurt bij 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tisse ITC" svg:font-family="'Matisse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AU"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Matisse ITC" fo:font-size="32pt" style:font-size-asian="32pt"/>
    </style:style>
    <style:style style:name="MP2" style:family="paragraph" style:parent-style-name="Footer">
      <style:text-properties style:font-name="Matisse ITC" fo:font-size="16pt" fo:font-weight="bold" style:font-size-asian="16pt" style:font-weight-asian="bold"/>
    </style:style>
    <style:page-layout style:name="Mpm1">
      <style:page-layout-properties fo:page-width="8.2681in" fo:page-height="11.6929in" style:num-format="1" style:print-orientation="portrait" fo:margin-top="0.5in" fo:margin-bottom="0.5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CONFIDENTIAL! FOR YOUR EYES ONLY!</text:p>
      </style:header>
      <style:footer>
        <text:p text:style-name="MP2">Levend Cluedo ‘Souls of Filth’ is geschreven door Richèl Bilderbeek en Hester van Santen in 2002</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c:title>
    <meta:initial-creator>s1135007</meta:initial-creator>
    <meta:creation-date>2002-10-24T08:10:00</meta:creation-date>
    <dc:creator>s1135007</dc:creator>
    <dc:date>2002-10-24T08:17:00</dc:date>
    <meta:editing-cycles>4</meta:editing-cycles>
    <meta:editing-duration>PT00H05M00S</meta:editing-duration>
    <meta:generator>OpenOffice.org/3.2$Linux OpenOffice.org_project/320m12$Build-9483</meta:generator>
    <meta:document-statistic meta:table-count="0" meta:image-count="0" meta:object-count="0" meta:page-count="17" meta:paragraph-count="129" meta:word-count="3924" meta:character-count="22182"/>
    <meta:user-defined meta:name="Info 1"/>
    <meta:user-defined meta:name="Info 2"/>
    <meta:user-defined meta:name="Info 3"/>
    <meta:user-defined meta:name="Info 4"/>
  </office:meta>
</office:document-meta>
</file>